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0.8083in"/>
    </style:style>
    <style:style style:name="Tabla1.B" style:family="table-column">
      <style:table-column-properties style:column-width="1.6882in"/>
    </style:style>
    <style:style style:name="Tabla1.C" style:family="table-column">
      <style:table-column-properties style:column-width="6.9326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C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0.8083in"/>
    </style:style>
    <style:style style:name="Tabla2.B" style:family="table-column">
      <style:table-column-properties style:column-width="1.6868in"/>
    </style:style>
    <style:style style:name="Tabla2.C" style:family="table-column">
      <style:table-column-properties style:column-width="6.934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C1" style:family="table-cell">
      <style:table-cell-properties fo:padding="0in" fo:border="0.05pt solid #999999"/>
    </style:style>
    <style:style style:name="Tabla3" style:family="table">
      <style:table-properties style:width="6.934in" table:align="margins"/>
    </style:style>
    <style:style style:name="Tabla3.A" style:family="table-column">
      <style:table-column-properties style:column-width="0.8083in" style:rel-column-width="7641*"/>
    </style:style>
    <style:style style:name="Tabla3.B" style:family="table-column">
      <style:table-column-properties style:column-width="2.2542in" style:rel-column-width="21302*"/>
    </style:style>
    <style:style style:name="Tabla3.C" style:family="table-column">
      <style:table-column-properties style:column-width="3.8715in" style:rel-column-width="36592*"/>
    </style:style>
    <style:style style:name="Tabla3.A1" style:family="table-cell">
      <style:table-cell-properties fo:background-color="transparent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3.C1" style:family="table-cell">
      <style:table-cell-properties fo:background-color="transparent" fo:padding="0.0382in" fo:border="0.05pt solid #999999">
        <style:background-image/>
      </style:table-cell-properties>
    </style:style>
    <style:style style:name="P1" style:family="paragraph" style:parent-style-name="Standard">
      <style:text-properties officeooo:rsid="0001f3b0" officeooo:paragraph-rsid="0001f3b0"/>
    </style:style>
    <style:style style:name="P2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3" style:family="paragraph" style:parent-style-name="Standard">
      <style:text-properties style:font-name="Ubuntu Condensed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Ubuntu Condensed" fo:font-size="10pt" fo:font-weight="bold" officeooo:rsid="002d7f86" officeooo:paragraph-rsid="002d7f86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Ubuntu Condensed" fo:font-size="10pt" fo:font-weight="bold" officeooo:rsid="00320796" officeooo:paragraph-rsid="00320796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Helvetica" fo:font-size="8pt" fo:font-weight="normal" officeooo:rsid="0001f3b0" officeooo:paragraph-rsid="001674cf" style:font-name-asian="Bitstream Vera Sans" style:font-size-asian="8pt" style:font-weight-asian="normal" style:font-name-complex="Bitstream Vera Sans" style:font-size-complex="8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Helvetica" fo:font-size="8pt" fo:font-weight="normal" officeooo:rsid="002d7f86" officeooo:paragraph-rsid="002d7f86" style:font-name-asian="Bitstream Vera Sans" style:font-size-asian="8pt" style:font-weight-asian="normal" style:font-name-complex="Bitstream Vera Sans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3fe34d" officeooo:paragraph-rsid="00166666" style:font-size-asian="9pt" style:font-size-complex="9pt"/>
    </style:style>
    <style:style style:name="P9" style:family="paragraph" style:parent-style-name="terp_5f_default_5f_8">
      <style:text-properties style:font-name="Ubuntu Condensed" officeooo:rsid="0001f3b0" officeooo:paragraph-rsid="00059831"/>
    </style:style>
    <style:style style:name="P10" style:family="paragraph" style:parent-style-name="Table_20_Contents">
      <style:paragraph-properties fo:text-align="start" style:justify-single-word="false"/>
      <style:text-properties style:font-name="Ubuntu Condensed" fo:font-size="10pt" officeooo:rsid="0006be0d" officeooo:paragraph-rsid="00059831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Ubuntu Condensed" fo:font-size="10pt" officeooo:rsid="002c8f22" officeooo:paragraph-rsid="00166666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Ubuntu Condensed" fo:font-size="10pt" officeooo:rsid="000e29bf" officeooo:paragraph-rsid="003e9ad5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Ubuntu Condensed" fo:font-size="10pt" officeooo:paragraph-rsid="00166666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Ubuntu Condensed" fo:font-size="10pt" officeooo:paragraph-rsid="0047a728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Ubuntu Condensed" fo:font-size="10pt" officeooo:rsid="003e9ad5" officeooo:paragraph-rsid="003e9ad5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Ubuntu Condensed" fo:font-size="10pt" officeooo:rsid="003fe34d" officeooo:paragraph-rsid="00166666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Ubuntu Condensed" fo:font-size="10pt" officeooo:rsid="003fe34d" officeooo:paragraph-rsid="004b95b4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Ubuntu Condensed" fo:font-size="10pt" officeooo:rsid="004d0481" officeooo:paragraph-rsid="004d0481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Ubuntu Condensed" fo:font-size="10pt" officeooo:rsid="0032f002" officeooo:paragraph-rsid="002d7f86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Ubuntu Condensed" fo:font-size="10pt" officeooo:rsid="003b1d09" officeooo:paragraph-rsid="00059831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Ubuntu Condensed" fo:font-size="10pt" officeooo:rsid="003d0174" officeooo:paragraph-rsid="00166666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Ubuntu Condensed" fo:font-size="10pt" officeooo:rsid="003f8abb" officeooo:paragraph-rsid="003f1e30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Ubuntu Condensed" fo:font-size="10pt" officeooo:rsid="003f8abb" officeooo:paragraph-rsid="003f8abb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Ubuntu Condensed" fo:font-size="10pt" style:text-underline-style="none" fo:font-weight="normal" officeooo:rsid="003d0174" officeooo:paragraph-rsid="00166666" style:font-name-asian="Bitstream Vera Sans" style:font-size-asian="10pt" style:font-weight-asian="normal" style:font-name-complex="Bitstream Vera Sans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Ubuntu Condensed" fo:font-size="10pt" officeooo:rsid="003fe34d" officeooo:paragraph-rsid="004b95b4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Ubuntu Condensed" fo:font-size="9pt" officeooo:rsid="004b95b4" officeooo:paragraph-rsid="00166666" style:font-size-asian="9pt" style:font-size-complex="9pt"/>
    </style:style>
    <style:style style:name="P27" style:family="paragraph" style:parent-style-name="Standard">
      <style:paragraph-properties fo:text-align="start" style:justify-single-word="false"/>
      <style:text-properties style:font-name="Helvetica" fo:font-size="8pt" fo:font-weight="normal" officeooo:rsid="0001f3b0" officeooo:paragraph-rsid="00059831" style:font-name-asian="Bitstream Vera Sans" style:font-size-asian="8pt" style:font-weight-asian="normal" style:font-name-complex="Bitstream Vera Sans" style:font-size-complex="8pt" style:font-weight-complex="normal"/>
    </style:style>
    <style:style style:name="T1" style:family="text">
      <style:text-properties officeooo:rsid="0004491d"/>
    </style:style>
    <style:style style:name="T2" style:family="text">
      <style:text-properties officeooo:rsid="002cdbb5"/>
    </style:style>
    <style:style style:name="T3" style:family="text">
      <style:text-properties officeooo:rsid="002d7f86"/>
    </style:style>
    <style:style style:name="T4" style:family="text">
      <style:text-properties officeooo:rsid="00320796"/>
    </style:style>
    <style:style style:name="T5" style:family="text">
      <style:text-properties officeooo:rsid="0017b6d8"/>
    </style:style>
    <style:style style:name="T6" style:family="text">
      <style:text-properties officeooo:rsid="003e9ad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e9ad5" style:font-weight-asian="bold" style:font-weight-complex="bold"/>
    </style:style>
    <style:style style:name="T9" style:family="text">
      <style:text-properties officeooo:rsid="00448566"/>
    </style:style>
    <style:style style:name="T10" style:family="text">
      <style:text-properties officeooo:rsid="0045c202"/>
    </style:style>
    <style:style style:name="T11" style:family="text">
      <style:text-properties officeooo:rsid="004b95b4"/>
    </style:style>
    <style:style style:name="T12" style:family="text">
      <style:text-properties officeooo:rsid="004e6f0d"/>
    </style:style>
    <style:style style:name="T13" style:family="text">
      <style:text-properties officeooo:rsid="004e7e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tivating Cuba</text:p>
      <text:p text:style-name="P1"><text:span text:style-name="T2">Operations</text:span> Repor<text:span text:style-name="T1">t</text:span>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>Date<text:span text:style-name="T3">s</text:span></text:p>
          </table:table-cell>
          <table:table-cell table:style-name="Tabla1.A1" office:value-type="string">
            <text:p text:style-name="P5">Generals</text:p>
          </table:table-cell>
          <table:table-cell table:style-name="Tabla1.C1" office:value-type="string">
            <text:p text:style-name="P4">Product<text:span text:style-name="T4">s</text:span></text:p>
          </table:table-cell>
        </table:table-row>
      </table:table>
      <text:p text:style-name="P9"><text:text-input text:description="&lt;for each=&quot;o in objects&quot;&gt;">start for objects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10">→<text:span text:style-name="T12"> </text:span><text:text-input text:description="&lt;time.strftime(&quot;%d.%m.%Y&quot;, time.strptime(o.date_order, &quot;%Y-%m-%d&quot;))&gt;">start date</text:text-input></text:p>
            <text:p text:style-name="P18">→<text:span text:style-name="T12"> </text:span><text:text-input text:description="&lt;o.flight_in&gt;">flight_in</text:text-input></text:p>
            <text:p text:style-name="P19"><text:span text:style-name="T12">← </text:span><text:text-input text:description="&lt;time.strftime(&quot;%d.%m.%Y&quot;, time.strptime(o.end_date, &quot;%Y-%m-%d&quot;))&gt;">end date</text:text-input></text:p>
            <text:p text:style-name="P18"><text:span text:style-name="T12">← </text:span><text:span text:style-name="T12"><text:text-input text:description="&lt;o.flight_out&gt;">flight out</text:text-input></text:span></text:p>
          </table:table-cell>
          <table:table-cell table:style-name="Tabla2.A1" office:value-type="string">
            <text:p text:style-name="P12"><text:span text:style-name="T8">Lead name</text:span><text:span text:style-name="T6">:</text:span></text:p>
            <text:p text:style-name="P12"><text:text-input text:description="&lt;o.lead_name&gt;">lead name</text:text-input> <text:span text:style-name="T5">(</text:span><text:span text:style-name="T5"><text:text-input text:description="&lt;count(o.pax_ids)&gt;">paxs</text:text-input></text:span><text:span text:style-name="T5">)</text:span></text:p>
            <text:p text:style-name="P15"><text:span text:style-name="T7">Reference</text:span>:</text:p>
            <text:p text:style-name="P20"><text:text-input text:description="&lt;o.name&gt;">reference</text:text-input></text:p>
          </table:table-cell>
          <table:table-cell table:style-name="Tabla2.C1" office:value-type="string">
            <text:p text:style-name="P21"><text:text-input text:description="&lt;for each=&quot;l in o.order_line&quot;&gt;">start products</text:text-input></text:p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2"><text:text-input text:description="&lt;time.strftime(&quot;%d.%m.%Y&quot;, time.strptime(l.start_date, &quot;%Y-%m-%d&quot;))&gt;">start</text:text-input></text:p>
                  <text:p text:style-name="P23"><text:text-input text:description="&lt;time.strftime(&quot;%d.%m.%Y&quot;, time.strptime(l.end_date, &quot;%Y-%m-%d&quot;))&gt;">end</text:text-input></text:p>
                </table:table-cell>
                <table:table-cell table:style-name="Tabla3.A1" office:value-type="string">
                  <text:p text:style-name="P21"><text:text-input text:description="&lt;l.name&gt;">product</text:text-input></text:p>
                  <text:p text:style-name="P11"><text:span text:style-name="T9">(</text:span><text:text-input text:description="&lt;l.reservation_number&gt;">confirmation</text:text-input><text:span text:style-name="T9">)</text:span></text:p>
                </table:table-cell>
                <table:table-cell table:style-name="Tabla3.C1" office:value-type="string">
                  <text:p text:style-name="P8"><text:text-input text:description="&lt;if test=&quot;l.sale_context_id.category_id.id == 6&quot;&gt;">hotel</text:text-input></text:p>
                  <text:p text:style-name="P16"><text:text-input text:description="&lt;l.hotel_2_meal_plan_id.name&gt;">meal plan</text:text-input></text:p>
                  <text:p text:style-name="P13"><text:text-input text:description="&lt;for each=&quot;r in l.sale_context_id.hotel_1_rooming_ids&quot;&gt;">start for rooming</text:text-input></text:p>
                  <text:p text:style-name="P14"><text:text-input text:description="&lt;r.quantity&gt;">quantity</text:text-input> <text:text-input text:description="&lt;r.room&gt;">room</text:text-input> <text:span text:style-name="T10"><text:text-input text:description="&lt;r.room_type_id.name&gt;">type</text:text-input></text:span><text:span text:style-name="T10"> <text:s/>Ad: </text:span><text:span text:style-name="T10"><text:text-input text:description="&lt;r.adults&gt;">adults</text:text-input></text:span><text:span text:style-name="T10"> Ch: </text:span><text:span text:style-name="T10"><text:text-input text:description="&lt;r.children&gt;">children</text:text-input></text:span></text:p>
                  <text:p text:style-name="P16"><text:text-input text:description="&lt;/for&gt;">end for rooming</text:text-input></text:p>
                  <text:p text:style-name="P8"><text:text-input text:description="&lt;/if&gt;">/hotel</text:text-input></text:p>
                  <text:p text:style-name="P26"><text:text-input text:description="&lt;if test=&quot;l.sale_context_id.category_id.id == 8&quot;&gt;">transfer</text:text-input></text:p>
                  <text:p text:style-name="P17"><text:span text:style-name="T11"><text:text-input text:description="&lt;l.transfer_1_vehicle_type_id.name&gt;">type</text:text-input></text:span><text:span text:style-name="T11"> </text:span><text:span text:style-name="T11"><text:text-input text:description="&lt;l.transfer_2_guide_id.name&gt;">guide</text:text-input></text:span><text:span text:style-name="T11"> </text:span><text:span text:style-name="T11"><text:text-input text:description="&lt;l.transfer_3_confort_id.name&gt;">confort</text:text-input></text:span></text:p>
                  <text:p text:style-name="P26"><text:text-input text:description="&lt;/if&gt;">/transfer</text:text-input></text:p>
                  <text:p text:style-name="P26"><text:span text:style-name="T13"><text:text-input text:description="&lt;if test=&quot;l.sale_context_id.category_id.id == 4&quot;&gt;">car</text:text-input></text:span></text:p>
                  <text:p text:style-name="P17"><text:span text:style-name="T13"><text:text-input text:description="&lt;l.car_1_model_id.name&gt;">model</text:text-input></text:span><text:span text:style-name="T13"> </text:span><text:span text:style-name="T13"><text:text-input text:description="&lt;l.car_2_transmission_id.name&gt;">transmission</text:text-input></text:span></text:p>
                  <text:p text:style-name="P26"><text:span text:style-name="T13"><text:text-input text:description="&lt;/if&gt;">/car</text:text-input></text:span></text:p>
                </table:table-cell>
              </table:table-row>
            </table:table>
            <text:p text:style-name="P24"><text:text-input text:description="&lt;/for&gt;">end products</text:text-input></text:p>
          </table:table-cell>
        </table:table-row>
      </table:table>
      <text:p text:style-name="P27"><text:text-input text:description="&lt;/for&gt;">end for objects</text:text-input>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4-10-10T13:01:46.555319714</dc:date>
    <dc:creator>Yuriq Quintana</dc:creator>
    <meta:editing-duration>PT22H39M28S</meta:editing-duration>
    <meta:editing-cycles>63</meta:editing-cycles>
    <meta:generator>LibreOffice/4.2.6.3$Linux_X86_64 LibreOffice_project/420m0$Build-3</meta:generator>
    <meta:document-statistic meta:table-count="3" meta:image-count="0" meta:object-count="0" meta:page-count="1" meta:paragraph-count="33" meta:word-count="137" meta:character-count="454" meta:non-whitespace-character-count="421"/>
  </office:meta>
</office:document-meta>
</file>